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useo Slab 300" svg:font-family="'Museo Slab 300'" style:font-family-generic="roman"/>
    <style:font-face style:name="Times New Roman" svg:font-family="'Times New Roman'" style:font-family-generic="roman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Bold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Ubuntu Medium" svg:font-family="'Ubuntu Medium'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509d3c" officeooo:paragraph-rsid="00523816"/>
    </style:style>
    <style:style style:name="P2" style:family="paragraph" style:parent-style-name="Footnote">
      <style:text-properties officeooo:rsid="005249fa" officeooo:paragraph-rsid="005249fa"/>
    </style:style>
    <style:style style:name="P3" style:family="paragraph" style:parent-style-name="Footnote">
      <style:text-properties fo:language="de" fo:country="DE" officeooo:rsid="00509d3c" officeooo:paragraph-rsid="00509d3c"/>
    </style:style>
    <style:style style:name="P4" style:family="paragraph" style:parent-style-name="Footnote">
      <style:text-properties officeooo:rsid="00593814" officeooo:paragraph-rsid="00593814"/>
    </style:style>
    <style:style style:name="P5" style:family="paragraph" style:parent-style-name="Ubuntu_5f_Heading_20_3">
      <style:text-properties fo:language="de" fo:country="DE" officeooo:rsid="005460fb" officeooo:paragraph-rsid="005460fb"/>
    </style:style>
    <style:style style:name="P6" style:family="paragraph" style:parent-style-name="Ubuntu_5f_Body">
      <style:text-properties officeooo:rsid="00564504" officeooo:paragraph-rsid="00564504"/>
    </style:style>
    <style:style style:name="P7" style:family="paragraph" style:parent-style-name="Ubuntu_5f_Body">
      <style:text-properties fo:language="de" fo:country="DE" officeooo:rsid="005460fb" officeooo:paragraph-rsid="005460fb"/>
    </style:style>
    <style:style style:name="P8" style:family="paragraph" style:parent-style-name="Ubuntu_5f_Body">
      <style:text-properties officeooo:rsid="0056517e" officeooo:paragraph-rsid="0056517e"/>
    </style:style>
    <style:style style:name="P9" style:family="paragraph" style:parent-style-name="Ubuntu_5f_Heading_20_2">
      <style:text-properties fo:language="de" fo:country="DE" officeooo:rsid="005460fb" officeooo:paragraph-rsid="005460fb"/>
    </style:style>
    <style:style style:name="P10" style:family="paragraph" style:parent-style-name="Ubuntu_5f_Heading_20_2">
      <style:text-properties fo:language="de" fo:country="DE" officeooo:rsid="0052af3d" officeooo:paragraph-rsid="0052af3d"/>
    </style:style>
    <style:style style:name="P11" style:family="paragraph" style:parent-style-name="Ubuntu_5f_Heading_20_2">
      <style:text-properties officeooo:rsid="00564504" officeooo:paragraph-rsid="00564504"/>
    </style:style>
    <style:style style:name="P12" style:family="paragraph" style:parent-style-name="Ubuntu_5f_Heading_20_1">
      <style:paragraph-properties fo:margin-top="0mm" fo:margin-bottom="0.49mm" style:contextual-spacing="false"/>
      <style:text-properties fo:language="de" fo:country="DE" officeooo:rsid="0056517e" officeooo:paragraph-rsid="0056517e"/>
    </style:style>
    <style:style style:name="P13" style:family="paragraph" style:parent-style-name="Footer">
      <style:paragraph-properties fo:text-align="end" style:justify-single-word="false"/>
      <style:text-properties officeooo:paragraph-rsid="0052708b"/>
    </style:style>
    <style:style style:name="P14" style:family="paragraph" style:parent-style-name="Free_20_Form">
      <style:paragraph-properties fo:text-align="start" style:justify-single-word="false"/>
      <style:text-properties fo:color="#333333" style:font-name="Ubuntu Light1" fo:font-size="9pt" officeooo:rsid="0023f282" officeooo:paragraph-rsid="0045d59d" style:font-name-asian="ヒラギノ角ゴ Pro W3" style:font-size-asian="7.84999990463257pt" style:font-name-complex="Museo Slab 300" style:font-size-complex="9pt"/>
    </style:style>
    <style:style style:name="P15" style:family="paragraph" style:parent-style-name="Ubuntu_5f_Numbering">
      <style:text-properties officeooo:rsid="005460fb" officeooo:paragraph-rsid="005460fb"/>
    </style:style>
    <style:style style:name="P16" style:family="paragraph" style:parent-style-name="Ubuntu_5f_Numbering">
      <style:text-properties officeooo:rsid="0055f0ce" officeooo:paragraph-rsid="0055f0ce"/>
    </style:style>
    <style:style style:name="P17" style:family="paragraph" style:parent-style-name="Ubuntu_5f_Numbering">
      <style:text-properties officeooo:rsid="00551d03" officeooo:paragraph-rsid="00551d0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523816"/>
    </style:style>
    <style:style style:name="T3" style:family="text">
      <style:text-properties fo:language="de" fo:country="DE"/>
    </style:style>
    <style:style style:name="T4" style:family="text">
      <style:text-properties officeooo:rsid="0055f0ce"/>
    </style:style>
    <style:style style:name="T5" style:family="text">
      <style:text-properties officeooo:rsid="00564504"/>
    </style:style>
    <style:style style:name="T6" style:family="text">
      <style:text-properties officeooo:rsid="0056517e"/>
    </style:style>
    <style:style style:name="T7" style:family="text">
      <style:text-properties officeooo:rsid="005785e6"/>
    </style:style>
    <style:style style:name="T8" style:family="text">
      <style:text-properties officeooo:rsid="00593814"/>
    </style:style>
    <style:style style:name="T9" style:family="text">
      <style:text-properties officeooo:rsid="005a76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einstaubemission durch zehn Jahren in der USA (A<text:span text:style-name="T7">uszug)</text:span></text:p>
      <text:p text:style-name="Ubuntu_5f_Body">Semesteraufgabe – Modul Information Visualisation<text:line-break/><text:span text:style-name="T6">Author: Balázs Dukai</text:span></text:p>
      <text:p text:style-name="P8"><text:a xlink:type="simple" xlink:href="mailto:balazs.dukai@students.fhnw.ch">balazs.dukai@students.fhnw.ch</text:a></text:p>
      <text:p text:style-name="P10">Einleitung</text:p>
      <text:p text:style-name="P1">Für die gesundheitsschädliche Auswirkungen des Feinstaubs<text:note text:id="ftn1" text:note-class="footnote"><text:note-citation>1</text:note-citation><text:note-body><text:p text:style-name="P3">Aus dem englischen <text:span text:style-name="T5">übersetzt</text:span>: <text:span text:style-name="T1">fine particulate matter</text:span></text:p></text:note-body></text:note> (PM2.5) gibt es bereits starke <text:span text:style-name="T2">Indizien.</text:span> In der Vereinigten Staaten, <text:span text:style-name="T2">die Umweltschutzbehörde (EPA) ist beauftragt die nationale Standards der Luftqualität</text:span> <text:span text:style-name="T2">zu setzen, sowie die Feinstaubemissionen zu beobachten. Jede drei Jahren veröffentlicht die EPA ihre Daten über den Feinstaubemissionen. Diese Daten sind in der Datenbank „National Emissions Inventory (NEI)</text:span><text:span text:style-name="T2"><text:note text:id="ftn2" text:note-class="footnote"><text:note-citation>2</text:note-citation><text:note-body><text:p text:style-name="P2"><text:a xlink:type="simple" xlink:href="http://www.epa.gov/ttn/chief/eiinformation.html">http://www.epa.gov/ttn/chief/eiinformation.html</text:a><text:span text:style-name="T3"> </text:span></text:p></text:note-body></text:note></text:span><text:span text:style-name="T2">“ gespeichert.</text:span></text:p>
      <text:p text:style-name="P1"><text:tab/>Für jedes Jahr und jede Typ von PM2.5-Quellen sind die Anzahl Tonnen der PM2.5-Emissionen erfasst. In dieser Aufgabe werde ich mich mit den Jahren 1999, 2002, 2005 und 2008 beschäftigen.</text:p>
      <text:p text:style-name="P1"><text:tab/><text:span text:style-name="T8">Die Datensatz die ich verwende, war Teil einer Aufgabe im Rahmen des MOOC „Exploratory Data Analysis“</text:span><text:span text:style-name="T8"><text:note text:id="ftn3" text:note-class="footnote"><text:note-citation>3</text:note-citation><text:note-body><text:p text:style-name="P4"><text:a xlink:type="simple" xlink:href="https://www.coursera.org/course/exdata">https://www.coursera.org/course/exdata</text:a> </text:p></text:note-body></text:note></text:span><text:span text:style-name="T8">.</text:span></text:p>
      <text:p text:style-name="P9">Ziel der Analyse</text:p>
      <text:p text:style-name="P7">Das Gesamtziel der Analyse ist der Datensatz des NEIs zu untersuchen und zu erforschen wie die Feinstaubemission über einen zehnjährigen Zeitraum sich verändert hat. </text:p>
      <text:p text:style-name="P5">Spezifische Fragen</text:p>
      <text:list xml:id="list8779290558743595933" text:style-name="Ubuntu_5f_Numbering">
        <text:list-item>
          <text:p text:style-name="P15">Sind die nationalen Gesamtemissionen des PM2.5s zwischen 1999–2008 in der USA <text:span text:style-name="T4">zurückgegangen</text:span>?</text:p>
        </text:list-item>
        <text:list-item>
          <text:p text:style-name="P16">Wie habe sich die Eimissionen in der USA von kohlenverbrennungsbezogene Quellen verändert?</text:p>
        </text:list-item>
        <text:list-item>
          <text:p text:style-name="P17">Von den vier verschiedenen Emissionsquellen (punktuell, nicht punktuell, Straße, nicht Straße), <text:span text:style-name="T4">bei welchen sind die Emissionen zurückgegangen in Baltimore Stadt? Bei welchen sind die Emissionen angestiegen?</text:span></text:p>
        </text:list-item>
        <text:list-item>
          <text:p text:style-name="P16">Wie haben sich die Emissionen von fahrzeugsbezogenen Quellen in Baltimore Stadt verändert?</text:p>
        </text:list-item>
      </text:list>
      <text:p text:style-name="P11"/>
      <text:p text:style-name="P11"><text:soft-page-break/>Visualisierungsmethode</text:p>
      <text:p text:style-name="P6">Die Visualisierungen zu erzeugen, sowie für die Datenbearbeitung wird die Programmiersprache R und das Paket ggplot2 verwendet. <text:span text:style-name="T9">Weil ich mit dem Paket ggplot2 noch relativ wenig Erfahrung gemacht habe, finde ich diese Aufgabe eine sehr gute Vorbereitung auf mein Vertiefungsprojek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useo Slab 300" svg:font-family="'Museo Slab 300'" style:font-family-generic="roman"/>
    <style:font-face style:name="Times New Roman" svg:font-family="'Times New Roman'" style:font-family-generic="roman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adornments="Bold" style:font-pitch="variable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Ubuntu Medium" svg:font-family="'Ubuntu Medium'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 Light" fo:font-family="'Ubuntu Light'" style:font-style-name="Light" style:font-pitch="variable" fo:font-size="11pt" fo:font-weight="250" style:font-size-asian="10.5pt"/>
    </style:style>
    <style:style style:name="Heading" style:family="paragraph" style:hidden="true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hidden="true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Endnote" style:family="paragraph" style:hidden="true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Free_20_Form" style:class="extra">
      <style:paragraph-properties fo:margin-left="5.98mm" fo:margin-right="0mm" fo:text-indent="-5.98mm" style:auto-text-indent="false" text:number-lines="false" text:line-number="0"/>
      <style:text-properties style:font-name="Ubuntu Light" fo:font-family="'Ubuntu Light'" style:font-style-name="Light" style:font-pitch="variable" fo:font-size="10pt" officeooo:rsid="000f1c9b" style:font-size-asian="10pt" style:font-size-complex="10pt"/>
    </style:style>
    <style:style style:name="Quotations" style:family="paragraph" style:hidden="true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buntu_5f_Body" style:display-name="Ubuntu_Body" style:family="paragraph" style:parent-style-name="Free_20_Form" style:class="text">
      <style:paragraph-properties fo:line-height="150%"/>
      <style:text-properties style:font-name="Ubuntu Light" fo:font-family="'Ubuntu Light'" style:font-style-name="Light" style:font-pitch="variable" fo:font-size="11pt" fo:language="en" fo:country="GB" officeooo:rsid="000eb8e2" style:font-size-asian="11pt" style:font-size-complex="11pt"/>
    </style:style>
    <style:style style:name="Ubuntu_5f_Heading_20_3" style:display-name="Ubuntu_Heading 3" style:family="paragraph" style:parent-style-name="Free_20_Form" style:next-style-name="Ubuntu_5f_Body" style:class="text">
      <style:paragraph-properties fo:margin-top="3mm" fo:margin-bottom="0mm" style:contextual-spacing="false" fo:line-height="150%"/>
      <style:text-properties fo:font-variant="small-caps" style:font-name="Ubuntu Medium" fo:font-family="'Ubuntu Medium'" style:font-pitch="variable" fo:font-size="10.5pt" fo:language="en" fo:country="GB" fo:font-weight="normal" officeooo:rsid="00184b36" style:font-size-asian="10.5pt" style:font-size-complex="10.5pt"/>
    </style:style>
    <style:style style:name="Ubuntu_5f_Heading_20_2" style:display-name="Ubuntu_Heading 2" style:family="paragraph" style:parent-style-name="Free_20_Form" style:next-style-name="Ubuntu_5f_Body" style:class="text">
      <style:paragraph-properties fo:margin-top="6mm" fo:margin-bottom="3mm" style:contextual-spacing="false" fo:line-height="150%"/>
      <style:text-properties style:font-name="Ubuntu Medium" fo:font-family="'Ubuntu Medium'" style:font-pitch="variable" fo:font-size="12pt" fo:language="en" fo:country="GB" officeooo:rsid="000eb8e2" style:font-size-asian="12pt" style:font-size-complex="12pt"/>
    </style:style>
    <style:style style:name="Ubuntu_5f_Heading_20_1" style:display-name="Ubuntu_Heading 1" style:family="paragraph" style:parent-style-name="Free_20_Form" style:next-style-name="Ubuntu_5f_Body" style:class="text">
      <style:paragraph-properties fo:margin-top="0mm" fo:margin-bottom="8.01mm" style:contextual-spacing="false" fo:line-height="150%"/>
      <style:text-properties fo:color="#333333" style:font-name="Ubuntu Medium" fo:font-family="'Ubuntu Medium'" style:font-pitch="variable" fo:font-size="16pt" fo:language="en" fo:country="GB" officeooo:rsid="000cc025" style:font-size-asian="16pt" style:font-size-complex="16pt"/>
    </style:style>
    <style:style style:name="Footer" style:family="paragraph" style:parent-style-name="Free_20_Form" style:class="extra">
      <style:paragraph-properties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style:font-name="Ubuntu Light" fo:font-family="'Ubuntu Light'" style:font-style-name="Light" style:font-pitch="variable" fo:font-size="10pt" style:font-size-asian="8.75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style:font-name="Ubuntu Light" fo:font-family="'Ubuntu Light'" style:font-style-name="Light" style:font-pitch="variable" fo:font-size="10pt" officeooo:rsid="003511d8" style:font-size-asian="8.75pt" style:font-size-complex="10pt"/>
    </style:style>
    <style:style style:name="Table_20_Contents" style:display-name="Table Contents" style:family="paragraph" style:parent-style-name="Free_20_Form" style:class="extra">
      <style:paragraph-properties text:number-lines="false" text:line-number="0"/>
      <style:text-properties fo:language="en" fo:country="GB" officeooo:rsid="0040b890" style:font-size-asian="10.5pt" style:font-size-complex="11pt"/>
    </style:style>
    <style:style style:name="Ubuntu_5f_Heading_20_4" style:display-name="Ubuntu_Heading 4" style:family="paragraph" style:parent-style-name="Free_20_Form">
      <style:paragraph-properties fo:margin-top="3mm" fo:margin-bottom="0mm" style:contextual-spacing="false"/>
      <style:text-properties style:font-name="Ubuntu" fo:font-family="Ubuntu" style:font-style-name="Bold" style:font-pitch="variable" fo:font-weight="bold" officeooo:rsid="003c4e01"/>
    </style:style>
    <style:style style:name="Free_20_Form" style:display-name="Free Form" style:family="paragraph">
      <style:paragraph-properties fo:margin-left="0mm" fo:margin-right="0mm" fo:margin-top="0mm" fo:margin-bottom="0mm" style:contextual-spacing="false" fo:line-height="100%" fo:text-align="start" style:justify-single-word="false" fo:keep-together="auto" fo:orphans="2" fo:widows="2" fo:hyphenation-ladder-count="no-limit" fo:text-indent="0m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Ubuntu Light" fo:font-family="'Ubuntu Light'" style:font-style-name="Light" style:font-pitch="variable" fo:font-size="11pt" fo:letter-spacing="normal" fo:language="hu" fo:country="HU" fo:font-style="normal" style:text-underline-style="none" fo:font-weight="250" style:letter-kerning="true" fo:background-color="transparent" style:font-name-asian="ヒラギノ角ゴ Pro W3" style:font-family-asian="'ヒラギノ角ゴ Pro W3'" style:font-family-generic-asian="roman" style:font-size-asian="10pt" style:font-style-asian="normal" style:font-weight-asian="normal" style:font-name-complex="Times New Roman1" style:font-family-complex="'Times New Roman'" style:font-family-generic-complex="roman" style:font-pitch-complex="variable" style:font-size-complex="10pt" text:display="true" fo:hyphenate="true" fo:hyphenation-remain-char-count="2" fo:hyphenation-push-char-count="2"/>
    </style:style>
    <style:style style:name="Addressee" style:family="paragraph" style:hidden="true" style:parent-style-name="Standard" style:class="extra">
      <style:paragraph-properties fo:margin-top="0mm" fo:margin-bottom="1.06mm" style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ender" style:family="paragraph" style:hidden="true" style:parent-style-name="Standard" style:class="extra">
      <style:paragraph-properties fo:margin-top="0mm" fo:margin-bottom="1.06mm" style:contextual-spacing="false"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hidden="true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mm" fo:margin-right="0mm" fo:text-indent="0mm" style:auto-text-indent="false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mm" fo:margin-bottom="4.99mm" style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rame_20_contents" style:display-name="Frame contents" style:family="paragraph" style:hidden="true" style:parent-style-name="Standard" style:class="extra"/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Ubuntu_5f_Numbering" style:display-name="Ubuntu_Numbering" style:family="paragraph" style:parent-style-name="Free_20_Form" style:list-style-name="Ubuntu_5f_Numbering">
      <style:paragraph-properties fo:line-height="150%"/>
      <style:text-properties officeooo:rsid="0038c1c1"/>
    </style:style>
    <style:style style:name="Ubuntu_5f_Bullets" style:display-name="Ubuntu_Bullets" style:family="paragraph" style:parent-style-name="Free_20_Form" style:class="text">
      <style:paragraph-properties fo:line-height="150%"/>
      <style:text-properties officeooo:rsid="0014cce6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9.98mm" fo:text-indent="-4.99mm" fo:margin-left="9.98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0mm" fo:text-indent="-30mm" fo:margin-left="30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0.01mm" fo:text-indent="-30mm" fo:margin-left="60.01m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0.01mm" fo:text-indent="-30mm" fo:margin-left="90.01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4.99mm" fo:margin-left="4.99m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4.99mm" fo:margin-left="10m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4.99mm" fo:margin-left="14.99m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4.99mm" fo:margin-left="20m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4.99mm" fo:margin-left="24.99m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4.99mm" fo:margin-left="30m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4.99mm" fo:margin-left="35m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4.99mm" fo:margin-left="40.01m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4.99mm" fo:margin-left="45m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4.99mm" fo:margin-left="50.01m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4mm" fo:margin-left="40.01m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Ubuntu_5f_Numbering" style:display-name="Ubuntu_Numbering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ree_20_Form">
      <style:paragraph-properties fo:text-align="start" style:justify-single-word="false"/>
      <style:text-properties fo:color="#333333" style:font-name="Ubuntu Light1" fo:font-size="9pt" officeooo:rsid="0023f282" officeooo:paragraph-rsid="0045d59d" style:font-name-asian="ヒラギノ角ゴ Pro W3" style:font-size-asian="7.84999990463257pt" style:font-name-complex="Museo Slab 300" style:font-size-complex="9pt"/>
    </style:style>
    <style:style style:name="MP2" style:family="paragraph" style:parent-style-name="Footer">
      <style:paragraph-properties fo:text-align="end" style:justify-single-word="false"/>
      <style:text-properties officeooo:paragraph-rsid="0052708b"/>
    </style:style>
    <style:page-layout style:name="Mpm1">
      <style:page-layout-properties fo:page-width="210.01mm" fo:page-height="297mm" style:num-format="1" style:print-orientation="portrait" fo:margin-top="20mm" fo:margin-bottom="20mm" fo:margin-left="24.99mm" fo:margin-right="24.9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Balázs Dukai | CH-8645 Rapperswil-Jona</text:p>
        <text:p text:style-name="MP1">balazs.dukai@gmail.com</text:p>
        <text:p text:style-name="MP2"><text:page-number text:select-page="current">2</text:page-numb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6:09:40.429951919</meta:creation-date>
    <meta:editing-duration>PT1H12M22S</meta:editing-duration>
    <meta:editing-cycles>14</meta:editing-cycles>
    <meta:generator>LibreOffice/4.2.7.2$Linux_X86_64 LibreOffice_project/420m0$Build-2</meta:generator>
    <dc:title>Report-Essay_Ubuntu</dc:title>
    <dc:date>2015-04-28T15:35:47.732018059</dc:date>
    <meta:document-statistic meta:table-count="0" meta:image-count="0" meta:object-count="0" meta:page-count="2" meta:paragraph-count="22" meta:word-count="271" meta:character-count="2083" meta:non-whitespace-character-count="1833"/>
    <meta:template xlink:type="simple" xlink:actuate="onRequest" xlink:title="Report-Essay_Ubuntu" xlink:href="../../../../../.config/libreoffice/4/user/template/Report-Essay_Ubuntu.ott" meta:date="2015-04-21T17:42:21.997333210"/>
  </office:meta>
</office:document-meta>
</file>